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11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java </text:span>на <text:span text:style-name="T1">smart-</text:span>картах</text:h>
      <text:p text:style-name="Standard">крис касперски ака мыщъх, <text:span text:style-name="T1">no-email</text:span></text:p>
      <text:p text:style-name="P2"/>
      <text:p text:style-name="P4"><text:span text:style-name="T2">java </text:span><text:span text:style-name="T4">проникла и на </text:span><text:span text:style-name="T2">smart-</text:span><text:span text:style-name="T4">карты, используемые во многих организациях в качестве электронных "пропусков" и ключей доступа к секретным объектам, что предъявляет чрезвычайно высокие требования к их безопасности, но требования эти, увы, не соблюдаются, а мы еще удивляется почему самолеты падают!</text:span></text:p>
      <text:h text:style-name="Heading_20_2" text:outline-level="2">введение</text:h>
      <text:p text:style-name="P3">Физически <text:span text:style-name="T1">smart-</text:span>карта представляет собой кусок пластика в который конструктивно вмонтирован микроконтроллер, немного оперативной и энергонезависимой памяти, интерфейс ввода/вывода. За сим все. Остальные компоненты устанавливаются опционально. Питание обычно поступает от внешнего источника через интерфейс, однако, может быть и внутренним. Некоторые <text:span text:style-name="T1">smart-</text:span>карты держат весь код жестко прошитым в ПЗУ, но таких встречается все меньше и меньше. Технологически намного проще помешать управляющий код и идентификационные данные в энергонезависимую память, программируемую через внешний интерфейс. А чтобы туда не заслали зловредного троянского коня, используется "абсолютно безопасная" <text:span text:style-name="T1">Java!</text:span></text:p>
      <text:p text:style-name="P3">До этого <text:span text:style-name="T1">smart-</text:span>карты программировались на Ассемблере, Си и прочих "правильных" языках, отработанных десятилетиями и справляющихся со своей задачей на все 100%. С переходом же на <text:span text:style-name="T1">Java </text:span>количество атак на <text:span text:style-name="T1">smart-</text:span>карты резко возросло и многие виды атак уже просочились в открытую печать, в результате чего о них узнали не только специалисты (высокой моральной закалки), но и воинствующие "пионеры" анархического толка, ломающие все подряд.</text:p>
      <text:h text:style-name="Heading_20_2" text:outline-level="2">источники угрозы</text:h>
      <text:p text:style-name="P3">Можно выделить три следующие источника угрозы:</text:p>
      <text:p text:style-name="P3"/>
      <text:list xml:id="list7038739348095681727" text:style-name="WW8Num11">
        <text:list-item>
          <text:p text:style-name="P1">клонирование <text:span text:style-name="T1">smart-</text:span>карты (злоумышленник изготавливает точную копию <text:span text:style-name="T1">smart-</text:span>карты на основе данной, например, "позаимствованной" на время у жертвы);</text:p>
        </text:list-item>
        <text:list-item>
          <text:p text:style-name="P1">клонирование идентификационных данных (используя подлинную <text:span text:style-name="T1">smart-</text:span>карту, изменить идентификационные данные, скопированные с другой карты);</text:p>
        </text:list-item>
        <text:list-item>
          <text:p text:style-name="P1">перезапись идентификационных данных с увеличением уровня привилегий (например, если <text:span text:style-name="T1">smart-</text:span>карта обеспечивает доступ к объекту <text:span text:style-name="T1">A</text:span> — <text:span text:style-name="T1">minimum security unit</text:span>, хакер может "вслепую" модифицировать идентификационные данные так, чтобы получить доступ ко всем объектам, даже не имея соответствующих <text:span text:style-name="T1">smart-</text:span>карт на руках);</text:p>
        </text:list-item>
      </text:list>
      <text:h text:style-name="Heading_20_2" text:outline-level="2">арсенал хакерских методов исследования <text:span text:style-name="T1">smart-</text:span>карт</text:h>
      <text:p text:style-name="P3"><text:span text:style-name="T1">Smart-</text:span>карты первых поколений держали весь код и идентификационные данные в ПЗУ микроконтроллера, конструктивно недоступные по внешним интерфейсам ни на чтение, ни на запись, а потому надежно защищенные от злоумышленников. В то время хакеры развлекались тем, что перехватывали обмен между картой и ридером, расшифровывали протокол и создавали программно/аппаратные эмуляторы <text:span text:style-name="T1">smart-</text:span>карт, ведущие себя в точности как настоящие.</text:p>
      <text:p text:style-name="P3">Микроконтроллеры тогда были маломощные и протоколы обмена крайне простые. Проницательному кодокопателю ничего не стоило их взломать, однако, для этого требовалось получить доступ к ридеру, чтобы вставить в него имитатор карты, с выводами, подключенными к настоящей <text:span text:style-name="T1">smart-</text:span>карте, плюс несколько микросхем для считывания и запоминания сигналов и питание к ним. В лучшем случае вся конструкция размещалась в коробке из-под сигарет, что делало ее достаточно заметной, особенно если охраняемые объекты контролировались видеокамерами или визуально (охранником или проходящими мимо людьми, которые тут же "стучали" если видели что-то подозрительное), так что количество успешных атак исчислялось единицами.</text:p>
      <text:p text:style-name="P3">Похитить чужую <text:span text:style-name="T1">smart-</text:span>карту было можно, но бессмысленно, ибо без ридера она представляла собой "мертвый" кусок пластика, а ридеры тогда были разными и совершенно не стандартизированными. К тому же, чуть позже разработчики <text:span text:style-name="T1">smart-</text:span>карт заложили в них криптографический протокол, устойчивый к перехвату. Работал он приблизительно так. Центральный компьютер, управляющий системой доступа, при вставке карты в ридер посылал ей случайным образом сгенерированный ключ, которым карта была должна зашифровать свой секретный <text:span text:style-name="T1">ID</text:span>, и возвратить результат компьютеру. Компьютер (имея <text:span text:style-name="T1">ID </text:span>всех карт) проделывал ту же самую операцию и сравнивал свой результат с откликом карты. Если он совпадали — идентификация считалось пройденной успешно и, соответственно, наоборот.</text:p>
      <text:p text:style-name="P3">Допустим, хакер перехватит сеанс обмена карты с компьютером. Ну и что он получит? В следующий раз компьютер сгенерирует другой ключ и чтобы возвратить правильный ответ, необходимо знать секретный <text:span text:style-name="T1">ID</text:span>, которых к тому же может быть и не один! Короче, без метода перебора (или сканирующего туннельного микроскопа) здесь не обойтись. Проще высадить дверь динамитом (подкупить охранника и т. д.). В общем, <text:span text:style-name="T1">smart-</text:span>карты ломать перестали…</text:p>
      <text:p text:style-name="P3">…так продолжалось до тех пор, пока в целях удешевления, в <text:span text:style-name="T1">smart-</text:span>картах не появилась возможность записи идентификационных данных и микрокода (!) по внешнему интерфейсу. Действительно, закладывать всю эту информацию в ПЗУ на стадии производства экономически невыгодно и вообще не целесообразно. Согласитесь, что иметь "программируемую" <text:span text:style-name="T1">smart-</text:span>карту намного более заманчиво. Считалось, что возможность "заливки" микрокода без возможности чтения существующей прошивки гарантирует абсолютную безопасность данных. Но вот тут-то создатели <text:span text:style-name="T1">smart-</text:span>карт жестоко просчитались и хакеры быстро написали атакующий код, считывающий содержимое памяти микроконтроллера и выдающий его через внешний интерфейс. Самое сложное — идентифицировать микроконтроллер, поскольку каждый микроконтроллер понимает только "свой" машинный код, который, кстати говоря, достаточно часто отдается только под подписку о неразглашении, да и то не всем.</text:p>
      <text:p text:style-name="P3">Тем не менее, после нескольких успешных взломов, разработчики отказались от Ассемблера и перешли на <text:span text:style-name="T1">Java</text:span>. Хотели как лучше, а получилось как всегда — байт-код <text:span text:style-name="T1">JVM </text:span>достаточно подробно специфицирован и хотя не имеет доступа к физической памяти, хакерам этого и не требовалось — ведь идентификационные данные хранятся в памяти виртуальной <text:span text:style-name="T1">Java-</text:span>машины и доступны для чтения всем классам (в том числе и <text:span text:style-name="T1">untrusted) </text:span>через низкоуровневые <text:span text:style-name="T1">JVM</text:span>-команды<text:span text:style-name="T1">, </text:span>без которых она бы просто не смогла функционировать!</text:p>
      <text:p text:style-name="P3">Написать зловредный байт-код, заливаемый в карту и читающий идентификационные данные, может даже начинающий хакер. Достаточно заполучить эту карту хотя бы на несколько секунд. Стационарный ридер уже не нужен, ведь здесь перехватывается не протокол обмена, а сами идентификационные данные, которые с помощью все того же зловредного байт-кода могут быть "зашиты" в другую <text:span text:style-name="T1">smart-</text:span>карту.</text:p>
      <text:p text:style-name="P3">Первые попытки взлома были не очень удачными и заливаемый байт-код затирал оригинальную прошивку, в результате чего карта умирала безвозвратно, поэтому ее требовалось похитить, что намного сложнее, чем "позаимствовать" на время, а потом незаметно вернуть на место. Однако, очень скоро в <text:span text:style-name="T1">JVM </text:span>удалось обнаружить множество дыр (подробно описанных в статье "<text:span text:style-name="T5">атака на </text:span><text:span text:style-name="T3">java</text:span><text:span text:style-name="T1">")</text:span>, позволяющих считывать не затертый байт-код оригинальной прошивки. Правда, содержимое ячеек памяти, поверх которых записывался атакующий байт-код, терялось безвозвратно и их приходилось реконструировать с нуля на основе анализа оставшегося кода, что по силам далеко не каждому.</text:p>
      <text:p text:style-name="P3">Но время шло, <text:span text:style-name="T1">smart-</text:span>карты стремительно "совершенствовались" и в последние несколько лет обзавелись встроенной операционной системой и даже научились поддерживать модульность, представляющую до предела упрощенную файловую систему. Как следствие — у хакеров появилась возможность не затирать прошивку, а добавлять новые модули, что существенно упростило взлом и количество атак вновь резко возросло.</text:p>
      <text:p text:style-name="P3">Наличие же Интернета позволило хакерам обмениваться прошивками, идентификационными данными и другой информацией, устраивая настоящий мозговой штурм, против которого современным защитам, увы, не устоять.</text:p>
      <text:h text:style-name="Heading_20_2" text:outline-level="2">заключение</text:h>
      <text:p text:style-name="P3"><text:soft-page-break/><text:span text:style-name="T1">Smart-</text:span>карты очень удобны и призывать к отказу от них никто не собирается. Во всяком случае, механические замки еще менее надежны и замена замков (в случае хищения ключей) обойдется намного дороже, чем смена кодов доступа <text:span text:style-name="T1">smart-</text:span>карт. Однако, следует помнить, что <text:span text:style-name="T1">smart-</text:span>карты не панацея! Как и ключи они могут быть похищены, с них легко снять "слепок", и что самое нехорошее — <text:span text:style-name="T1">smart-</text:span>карты допускают "клонирование" даже без наличия оригинала на руках — а все потому, что они становятся все более и более универсальными и стандартизированны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30T20:10:00</dc:date>
    <meta:editing-cycles>72</meta:editing-cycles>
    <meta:editing-duration>PT3H20M</meta:editing-duration>
    <meta:document-statistic meta:table-count="0" meta:image-count="0" meta:object-count="0" meta:page-count="2" meta:paragraph-count="24" meta:word-count="1058" meta:character-count="8066" meta:non-whitespace-character-count="7027"/>
    <meta:generator>LibreOffice/5.2.3.3$Linux_X86_64 LibreOffice_project/20m0$Build-3</meta:generator>
  </office:meta>
</office:document-meta>
</file>